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28"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18];[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19];[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0];[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1];[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6" office:value-type="float" office:value="21.535366">
            <text:p>21.5353660</text:p>
          </table:table-cell>
          <table:table-cell table:style-name="ce26" office:value-type="float" office:value="39.165337">
            <text:p>39.165337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1];[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2];[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53];[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54];[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55];[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56];[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57];[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58];[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59];[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0];[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1];[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62];[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63];[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64];[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65];[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66];[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75];[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76];[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7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78];[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79];[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0];[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8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8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8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8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85];[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86];[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87];[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88];[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89];[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0];[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91];[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9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9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9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95];[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96];[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97];[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98];[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99];[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0];[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01];[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02];[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03];[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04];[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05];[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06];[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07];[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08];[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09];[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0];[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11];[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12];[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13];[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14];[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15];[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16];[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17];[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18];[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19];[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2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1];[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6" office:value-type="float" office:value="39.185673">
            <text:p>39.1856730</text:p>
          </table:table-cell>
          <table:table-cell table:style-name="ce24" table:formula="oooc:=VLOOKUP([.F122];[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23];[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24];[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25];[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26];[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27];[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28];[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29];[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0];[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31];[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32];[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33];[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34];[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35];[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36];[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37];[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38];[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39];[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l Akhal Oasis</text:p>
          </table:table-cell>
          <table:table-cell/>
          <table:table-cell table:style-name="ce25" office:value-type="float" office:value="23.310912">
            <text:p>23.3109120</text:p>
          </table:table-cell>
          <table:table-cell table:style-name="ce25" office:value-type="float" office:value="39.1371766">
            <text:p>39.1371766</text:p>
          </table:table-cell>
          <table:table-cell table:style-name="ce24" table:formula="oooc:=VLOOKUP([.F14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4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4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4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4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4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4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47];[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48];[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49];[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50];[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51];[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52];[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53];[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54];[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55];[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56];[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57];[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27"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58];[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59];[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60];[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61];[Styles.A$1:.C$400];2)" office:value-type="string">
            <text:p>Dam</text:p>
          </table:table-cell>
          <table:table-cell table:style-name="ce24" office:value-type="float" office:value="708">
            <text:p>708</text:p>
          </table:table-cell>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62];[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63];[Styles.A$1:.C$400];2)" office:value-type="string">
            <text:p>Cable car</text:p>
          </table:table-cell>
          <table:table-cell table:style-name="ce24" office:value-type="float" office:value="709">
            <text:p>709</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64];[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65];[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66];[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67];[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20.230309">
            <text:p>20.2303090</text:p>
          </table:table-cell>
          <table:table-cell table:style-name="ce24" table:formula="oooc:=VLOOKUP([.F168];[Styles.A$1:.C$400];2)" office:value-type="string">
            <text:p>Water park</text:p>
          </table:table-cell>
          <table:table-cell table:style-name="ce24" office:value-type="float" office:value="711">
            <text:p>711</text:p>
          </table:table-cell>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3">
            <text:p>7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4">
            <text:p>7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8" table:formula="oooc:=[.A5]+[.B5]/60+[.C5]/3600" office:value-type="string">
            <text:p>21.7736000</text:p>
          </table:table-cell>
          <table:table-cell table:style-name="ce28" table:formula="oooc:=[.A9]+[.B9]/60+[.C9]/3600" office:value-type="string">
            <text:p>39.0512000</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1">
            <text:p>21</text:p>
          </table:table-cell>
          <table:table-cell table:style-name="ce24" office:value-type="float" office:value="46">
            <text:p>46</text:p>
          </table:table-cell>
          <table:table-cell table:style-name="ce24" office:value-type="float" office:value="24.96">
            <text:p>24.96</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39">
            <text:p>39</text:p>
          </table:table-cell>
          <table:table-cell table:style-name="ce24" office:value-type="float" office:value="3">
            <text:p>3</text:p>
          </table:table-cell>
          <table:table-cell table:style-name="ce24" office:value-type="float" office:value="4.32">
            <text:p>4.32</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